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51cm" fo:margin-left="-0.206cm" fo:margin-top="0cm" fo:margin-bottom="0cm" table:align="left"/>
    </style:style>
    <style:style style:name="Table1.A" style:family="table-column">
      <style:table-column-properties style:column-width="4.128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176cm" fo:border="1pt solid #000001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line-height="100%" fo:orphans="0" fo:widows="0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182029" officeooo:paragraph-rsid="00182029"/>
    </style:style>
    <style:style style:name="P5" style:family="paragraph" style:parent-style-name="Standard" style:master-page-name="Standard">
      <style:paragraph-properties fo:margin-top="0cm" fo:margin-bottom="0cm" loext:contextual-spacing="false" style:page-number="1"/>
    </style:style>
    <style:style style:name="P6" style:family="paragraph" style:parent-style-name="Standard">
      <style:paragraph-properties fo:margin-top="0cm" fo:margin-bottom="0cm" loext:contextual-spacing="false"/>
    </style:style>
    <style:style style:name="P7" style:family="paragraph" style:parent-style-name="Standard">
      <style:paragraph-properties fo:margin-top="0cm" fo:margin-bottom="0cm" loext:contextual-spacing="false"/>
      <style:text-properties fo:font-weight="bold" officeooo:rsid="00185b03" officeooo:paragraph-rsid="00185b03" style:font-weight-asian="bold" style:font-weight-complex="bold"/>
    </style:style>
    <style:style style:name="P8" style:family="paragraph" style:parent-style-name="Standard">
      <style:paragraph-properties fo:margin-top="0cm" fo:margin-bottom="0cm" loext:contextual-spacing="false"/>
      <style:text-properties fo:font-weight="bold" officeooo:rsid="001b42aa" officeooo:paragraph-rsid="001b42aa" style:font-weight-asian="bold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185b03" officeooo:paragraph-rsid="00185b03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194973" officeooo:paragraph-rsid="00194973"/>
    </style:style>
    <style:style style:name="T1" style:family="text">
      <style:text-properties officeooo:rsid="001949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le1" table:style-name="Table1">
        <table:table-column table:style-name="Table1.A" table:number-columns-repeated="4"/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>Before the midsemester break</text:p>
          </table:table-cell>
          <table:table-cell table:style-name="Table1.A1" office:value-type="string">
            <text:p text:style-name="P2">During the midsemester break</text:p>
          </table:table-cell>
          <table:table-cell table:style-name="Table1.A1" office:value-type="string">
            <text:p text:style-name="P2">At the end of <text:s/>the midsemester break</text:p>
          </table:table-cell>
        </table:table-row>
        <table:table-row table:style-name="Table1.1">
          <table:table-cell table:style-name="Table1.A1" office:value-type="string">
            <text:p text:style-name="P3">I am comfortable I will be able to ….</text:p>
          </table:table-cell>
          <table:table-cell table:style-name="Table1.A1" office:value-type="string">
            <text:p text:style-name="P4">Do the bulk of the project over the holidays</text:p>
          </table:table-cell>
          <table:table-cell table:style-name="Table1.A1" office:value-type="string">
            <text:p text:style-name="P4">Be capable of learning the programming required to complete the tasks I need the programme to do <text:span text:style-name="T1">so that once I go back to uni I can write the code</text:span></text:p>
          </table:table-cell>
          <table:table-cell table:style-name="Table1.A1" office:value-type="string">
            <text:p text:style-name="P9">Be able to <text:span text:style-name="T1">finish the project with the help of my mentor</text:span></text:p>
          </table:table-cell>
        </table:table-row>
        <table:table-row table:style-name="Table1.1">
          <table:table-cell table:style-name="Table1.A1" office:value-type="string">
            <text:p text:style-name="P3">I think I may struggle with …..</text:p>
          </table:table-cell>
          <table:table-cell table:style-name="Table1.A1" office:value-type="string">
            <text:p text:style-name="P4">The finer details of the project as there are still some gaps in my knowledge</text:p>
          </table:table-cell>
          <table:table-cell table:style-name="Table1.A1" office:value-type="string">
            <text:p text:style-name="P4">Managing my time between my job and my uni work</text:p>
          </table:table-cell>
          <table:table-cell table:style-name="Table1.A1" office:value-type="string">
            <text:p text:style-name="P9">Working consistently every day, I like to focus on one task at a time </text:p>
          </table:table-cell>
        </table:table-row>
        <table:table-row table:style-name="Table1.1">
          <table:table-cell table:style-name="Table1.A1" office:value-type="string">
            <text:p text:style-name="P3">I don’t <text:s/>think I’ll be able to ...</text:p>
          </table:table-cell>
          <table:table-cell table:style-name="Table1.A1" office:value-type="string">
            <text:p text:style-name="P4">Do everything all by myself, I will need to communicate with my supervisor to get the assistance I need</text:p>
          </table:table-cell>
          <table:table-cell table:style-name="Table1.A1" office:value-type="string">
            <text:p text:style-name="P4">Use test driven development as I am having trouble rationalising how this could be done with my dataset</text:p>
          </table:table-cell>
          <table:table-cell table:style-name="Table1.A1" office:value-type="string">
            <text:p text:style-name="P10">I might struggle with choosing my deadlines for the project management section, I am not used to working like that</text:p>
          </table:table-cell>
        </table:table-row>
      </table:table>
      <text:p text:style-name="P1"/>
      <text:p text:style-name="P1">How well did you predict where you were at? Any surprises?</text:p>
      <text:p text:style-name="P7">I did a bad job of predicting what I would achieve, <text:span text:style-name="T1">I overcommited myself and as a result I got burnt out and seriously undershot my goals.</text:span></text:p>
      <text:p text:style-name="P7"/>
      <text:p text:style-name="P1">How well did you anticipate your needs?</text:p>
      <text:p text:style-name="P8">Again I did a bad job, my need for money and time off from working and studying outweighed my need to progress on my project and as a result I am more stressed than ever :(</text:p>
      <text:p text:style-name="P1"/>
      <text:p text:style-name="P1">What did you learn about yourself and what might you change? </text:p>
      <text:p text:style-name="P7">That I say yes to<text:span text:style-name="T1">o</text:span> often without thinking about the consequences and need to plan my time better <text:span text:style-name="T1">when thinking about my commitments</text:span>, I also need a better workflow where instead of focussing on one project and neglecting others I need to juggle.</text:p>
      <text:p text:style-name="P7"/>
      <text:p text:style-name="P1">Have you identified any specific needs for the second half of the semester?</text:p>
      <text:p text:style-name="P7">I like the concept of having a mentor to keep us on track, I work better with clearer deadlines so this is the perfect solution, a specific area I need help with is TDD because we only practiced it for functions that have a very simple outpu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Z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NZ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ackground-color="#ffffff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4T10:23:56.381130050</dc:date>
    <meta:editing-duration>PT10M43S</meta:editing-duration>
    <meta:editing-cycles>2</meta:editing-cycles>
    <meta:generator>LibreOffice/5.1.4.2$Linux_X86_64 LibreOffice_project/10m0$Build-2</meta:generator>
    <meta:document-statistic meta:table-count="1" meta:image-count="0" meta:object-count="0" meta:page-count="1" meta:paragraph-count="23" meta:word-count="381" meta:character-count="1986" meta:non-whitespace-character-count="1624"/>
  </office:meta>
</office:document-meta>
</file>